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4a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hn Henry Barrow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11, 1893</text:p>
      <text:p text:style-name="P6">Month<text:tab/><text:tab/><text:tab/><text:tab/><text:tab/><text:tab/>April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Chicago</text:p>
      <text:p text:style-name="P6">State<text:tab/><text:tab/><text:tab/><text:tab/><text:tab/><text:tab/>IL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Rev Dr Morais/</text:p>
      <text:p text:style-name="P3"><text:tab/>Jewish Rabbi/</text:p>
      <text:p text:style-name="P3"><text:tab/><text:tab/>Philadelphia/</text:p>
      <text:p text:style-name="P3"><text:tab/><text:tab/><text:tab/>Pa/</text:p>
      <text:p text:style-name="P3">WORLD'S CONGRESS AUXILIARY,/</text:p>
      <text:p text:style-name="P3">CHICAGO./</text:p>
      <text:p text:style-name="P3"/>
      <text:p text:style-name="P3">[Page 1]</text:p>
      <text:p text:style-name="P2">World's Congress Auxiliary./</text:p>
      <text:p text:style-name="P2">Committee on Religious Congresses./</text:p>
      <text:p text:style-name="P2">Rev. John Henry Barrows, D. D./ Chairman./</text:p>
      <text:p text:style-name="P4">Chicago, U. S. A. April 11th. 1893/</text:p>
      <text:p text:style-name="P3">Rev. Dr. Morais,/</text:p>
      <text:p text:style-name="P3"><text:soft-page-break/><text:tab/>Jewish Rabbi,/</text:p>
      <text:p text:style-name="P3"><text:tab/><text:tab/>Philadelphia, Pa.,/</text:p>
      <text:p text:style-name="P3">My Dear Brother:/</text:p>
      <text:p text:style-name="P3"><text:tab/>I send you a copy of my Second Report and also an/ earnest invitation to prepare and read before the Parliament of/ Religions a paper, thirty minutes in length, on some subject/ connected with the sixth day. <text:s/>I have already asked one of your faith/ to prepare a paper on What the Jewish Scriptures Have Wrought for/ Mankind. <text:s/>It may be that you have some special theme on which/ you would prefer to make an address. <text:s/>We want very much to/ hear from you. <text:s/>You will have a cordial welcome. <text:s/>Will you send me a/ letter soon indicating whether it is possible for you to be/ present and do the service requested?/</text:p>
      <text:p text:style-name="P3"><text:tab/>I remain,/</text:p>
      <text:p text:style-name="P3"><text:tab/><text:tab/>Yours cordially,/</text:p>
      <text:p text:style-name="P3"><text:tab/><text:tab/><text:tab/>John Henry Barrows/ Chairman/ Committee on Religious Congresses./</text:p>
      <text:p text:style-name="P3">P. S. <text:s/>I enclose a circular which will indicate that the pro-/ceedings of the Parliament are to be published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4:04:10.89</meta:creation-date>
    <dc:date>2011-12-08T14:10:26.09</dc:date>
    <dc:creator>Penn Libraries</dc:creator>
    <meta:editing-duration>PT00H06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357" meta:character-count="2405"/>
  </office:meta>
</office:document-meta>
</file>